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021c4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0021c4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021c4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021c4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021c4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officeooo:paragraph-rsid="000021c4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021c4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02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4">Nome dello use case</text:p>
          </table:table-cell>
          <table:table-cell table:style-name="Tabella58.B1" office:value-type="string">
            <text:p text:style-name="P5"><text:span text:style-name="T3">Stato Pagamenti</text:span></text:p>
            <text:p text:style-name="P5"/>
          </table:table-cell>
        </table:table-row>
        <table:table-row table:style-name="Tabella58.2">
          <table:table-cell table:style-name="Tabella58.A2" office:value-type="string">
            <text:p text:style-name="P4">Attori partecipanti</text:p>
          </table:table-cell>
          <table:table-cell table:style-name="Tabella58.B2" office:value-type="string">
            <text:p text:style-name="P6">Iniziato da: <text:span text:style-name="T3">Direttore oppure Impiegato</text:span>.</text:p>
          </table:table-cell>
        </table:table-row>
        <table:table-row table:style-name="Tabella58.2">
          <table:table-cell table:style-name="Tabella58.A2" office:value-type="string">
            <text:p text:style-name="P4">Entry condition</text:p>
          </table:table-cell>
          <table:table-cell table:style-name="Tabella58.B2" office:value-type="string">
            <text:p text:style-name="P6">L'utente accede al sistema e viene riconosciuto come <text:span text:style-name="T3">Direttore</text:span> <text:span text:style-name="T3">oppure come impiegato</text:span></text:p>
          </table:table-cell>
        </table:table-row>
        <table:table-row table:style-name="Tabella58.4">
          <table:table-cell table:style-name="Tabella58.A2" office:value-type="string">
            <text:p text:style-name="P4">Flusso di eventi</text:p>
          </table:table-cell>
          <table:table-cell table:style-name="Tabella58.B2" office:value-type="string">
            <text:p text:style-name="P7"/>
            <text:p text:style-name="P7">1. Accede alla <text:span text:style-name="T3">funzione visualizza stato pagamenti</text:span>.</text:p>
            <text:p text:style-name="P7"/>
            <text:p text:style-name="P7">2. <text:span text:style-name="T3">Carica l'elenco degli iscritti ed il loro relativo stato.</text:span></text:p>
            <text:p text:style-name="P7"/>
            <text:p text:style-name="P7">3. <text:span text:style-name="T3">Prende visione degli utenti che non hanno ancora effettuato il pagamento della retta.<text:line-break/> <text:s text:c="2"/></text:span></text:p>
          </table:table-cell>
        </table:table-row>
        <table:table-row table:style-name="Tabella58.5">
          <table:table-cell table:style-name="Tabella58.A2" office:value-type="string">
            <text:p text:style-name="P4">Exit condition</text:p>
          </table:table-cell>
          <table:table-cell table:style-name="Tabella58.B2" office:value-type="string">
            <text:p text:style-name="P6">In caso di successo Il sistema mostra i dati richiesti.</text:p>
            <text:p text:style-name="P6"/>
          </table:table-cell>
        </table:table-row>
        <table:table-row table:style-name="Tabella58.5">
          <table:table-cell table:style-name="Tabella58.A2" office:value-type="string">
            <text:p text:style-name="P4">Exception condition</text:p>
          </table:table-cell>
          <table:table-cell table:style-name="Tabella58.B2" office:value-type="string">
            <text:p text:style-name="P3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4">Requisiti qualitativi</text:p>
          </table:table-cell>
          <table:table-cell table:style-name="Tabella58.B2" office:value-type="string">
            <text:p text:style-name="P6">L' <text:span text:style-name="T3">impiegato </text:span>oppure <text:span text:style-name="T3">il Direttore</text:span> deve poter <text:span text:style-name="T3">visualizzare l'elenco degli iscritti in meno</text:span> di <text:span text:style-name="T3">2</text:span>0 secondi.</text:p>
          </table:table-cell>
        </table:table-row>
      </table:table>
      <text:p text:style-name="P1">UC<text:span text:style-name="T3">1 : Il Direttore o l'impiegato visualizza l'elenco degli iscritti ed il loro relativo stato di paga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24:08.77</meta:creation-date>
    <dc:date>2012-10-18T17:32:02.59</dc:date>
    <meta:editing-duration>P0D</meta:editing-duration>
    <meta:editing-cycles>1</meta:editing-cycles>
    <meta:document-statistic meta:table-count="1" meta:image-count="0" meta:object-count="0" meta:page-count="1" meta:paragraph-count="17" meta:word-count="128" meta:character-count="845" meta:non-whitespace-character-count="730"/>
    <meta:generator>LibreOffice/3.6$Windows_x86 LibreOffice_project/da8c1e6-fd468f4-454e206-f42a4a9-143cfd</meta:generator>
  </office:meta>
</office:document-meta>
</file>